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ByDefault.unuse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StrictJUnitTestRuleTest.rule_can_be_changed_to_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ByDefault.unuse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ByDefault.unused_stub_with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ByDefault.unused_stub_with_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StrictJUnitTestRuleTest.rule_can_be_changed_to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